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201pt"/>
    </style:style>
    <style:style style:name="co3" style:family="table-column">
      <style:table-column-properties fo:break-before="auto" style:column-width="47.99pt"/>
    </style:style>
    <style:style style:name="co36" style:family="table-column">
      <style:table-column-properties fo:break-before="auto" style:column-width="120.76pt"/>
    </style:style>
    <style:style style:name="co5" style:family="table-column">
      <style:table-column-properties fo:break-before="auto" style:column-width="124.5pt"/>
    </style:style>
    <style:style style:name="co37" style:family="table-column">
      <style:table-column-properties fo:break-before="auto" style:column-width="127.5pt"/>
    </style:style>
    <style:style style:name="co38" style:family="table-column">
      <style:table-column-properties fo:break-before="auto" style:column-width="365.24pt"/>
    </style:style>
    <style:style style:name="co39" style:family="table-column">
      <style:table-column-properties fo:break-before="auto" style:column-width="308.24pt"/>
    </style:style>
    <style:style style:name="co40" style:family="table-column">
      <style:table-column-properties fo:break-before="auto" style:column-width="301.49pt"/>
    </style:style>
    <style:style style:name="co41" style:family="table-column">
      <style:table-column-properties fo:break-before="auto" style:column-width="155.25pt"/>
    </style:style>
    <style:style style:name="co11" style:family="table-column">
      <style:table-column-properties fo:break-before="auto" style:column-width="104.26pt"/>
    </style:style>
    <style:style style:name="co12" style:family="table-column">
      <style:table-column-properties fo:break-before="auto" style:column-width="144.74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327.74pt"/>
    </style:style>
    <style:style style:name="co15" style:family="table-column">
      <style:table-column-properties fo:break-before="auto" style:column-width="273pt"/>
    </style:style>
    <style:style style:name="co16" style:family="table-column">
      <style:table-column-properties fo:break-before="auto" style:column-width="278.25pt"/>
    </style:style>
    <style:style style:name="co17" style:family="table-column">
      <style:table-column-properties fo:break-before="auto" style:column-width="138.76pt"/>
    </style:style>
    <style:style style:name="co18" style:family="table-column">
      <style:table-column-properties fo:break-before="auto" style:column-width="76.51pt"/>
    </style:style>
    <style:style style:name="co19" style:family="table-column">
      <style:table-column-properties fo:break-before="auto" style:column-width="162.74pt"/>
    </style:style>
    <style:style style:name="co20" style:family="table-column">
      <style:table-column-properties fo:break-before="auto" style:column-width="167.24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225.01pt"/>
    </style:style>
    <style:style style:name="co23" style:family="table-column">
      <style:table-column-properties fo:break-before="auto" style:column-width="281.99pt"/>
    </style:style>
    <style:style style:name="co24" style:family="table-column">
      <style:table-column-properties fo:break-before="auto" style:column-width="387.01pt"/>
    </style:style>
    <style:style style:name="co25" style:family="table-column">
      <style:table-column-properties fo:break-before="auto" style:column-width="40.51pt"/>
    </style:style>
    <style:style style:name="co26" style:family="table-column">
      <style:table-column-properties fo:break-before="auto" style:column-width="87pt"/>
    </style:style>
    <style:style style:name="co27" style:family="table-column">
      <style:table-column-properties fo:break-before="auto" style:column-width="93pt"/>
    </style:style>
    <style:style style:name="co28" style:family="table-column">
      <style:table-column-properties fo:break-before="auto" style:column-width="83.99pt"/>
    </style:style>
    <style:style style:name="co29" style:family="table-column">
      <style:table-column-properties fo:break-before="auto" style:column-width="96.75pt"/>
    </style:style>
    <style:style style:name="co30" style:family="table-column">
      <style:table-column-properties fo:break-before="auto" style:column-width="210.76pt"/>
    </style:style>
    <style:style style:name="co31" style:family="table-column">
      <style:table-column-properties fo:break-before="auto" style:column-width="115.51pt"/>
    </style:style>
    <style:style style:name="co32" style:family="table-column">
      <style:table-column-properties fo:break-before="auto" style:column-width="152.25pt"/>
    </style:style>
    <style:style style:name="co33" style:family="table-column">
      <style:table-column-properties fo:break-before="auto" style:column-width="119.99pt"/>
    </style:style>
    <style:style style:name="co34" style:family="table-column">
      <style:table-column-properties fo:break-before="auto" style:column-width="165.74pt"/>
    </style:style>
    <style:style style:name="ro1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1.9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1" style:family="table-cell" style:parent-style-name="Normal_20_3" style:data-style-name="N0">
      <style:table-cell-properties fo:background-color="transparent" style:vertical-align="automatic"/>
      <style:text-properties style:text-position="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text-position="" style:font-name="Calibri1" fo:font-size="11pt" style:font-name-asian="Calibri1" style:font-size-asian="11pt" style:font-name-complex="Calibri1" style:font-size-complex="11pt"/>
    </style:style>
    <style:style style:name="ce13" style:family="table-cell" style:parent-style-name="Normal_20_2" style:data-style-name="N61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text-position=""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ext-properties style:text-line-through-style="solid" style:text-line-through-type="single" style:text-position="" style:font-name="Calibri1" fo:font-size="9pt" style:font-name-asian="Calibri1" style:font-size-asian="9pt" style:font-name-complex="Calibri1" style:font-size-complex="9pt"/>
    </style:style>
    <style:style style:name="ce15" style:family="table-cell" style:parent-style-name="Default" style:data-style-name="N0">
      <style:text-properties style:text-position="" style:font-name="Calibri1" fo:font-size="9pt" fo:font-style="italic" style:font-name-asian="Calibri1" style:font-size-asian="9pt" style:font-style-asian="italic" style:font-name-complex="Calibri1" style:font-size-complex="9pt" style:font-style-complex="italic"/>
    </style:style>
    <style:style style:name="ce16" style:family="table-cell" style:parent-style-name="Default" style:data-style-name="N0">
      <style:text-properties style:text-position="" style:font-name="Calibri1" fo:font-size="9pt" style:font-name-asian="Calibri1" style:font-size-asian="9pt" style:font-name-complex="Calibri1" style:font-size-complex="9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Normal_20_3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1" style:font-size-asian="11pt" style:font-name-complex="Calibri1" style:font-size-complex="11pt"/>
    </style:style>
    <style:style style:name="ce21" style:family="table-cell" style:parent-style-name="Normal_20_2" style:data-style-name="N61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1" style:font-size-asian="11pt" style:font-name-complex="Calibri1" style:font-size-complex="11pt"/>
    </style:style>
    <style:style style:name="ce22" style:family="table-cell" style:parent-style-name="Default" style:data-style-name="N0">
      <style:text-properties style:text-line-through-style="solid" style:text-line-through-type="single" style:font-name="Calibri1" fo:font-size="9pt" style:font-name-asian="Calibri1" style:font-size-asian="9pt" style:font-name-complex="Calibri1" style:font-size-complex="9pt"/>
    </style:style>
    <style:style style:name="ce23" style:family="table-cell" style:parent-style-name="Default" style:data-style-name="N0">
      <style:text-properties style:font-name="Calibri1" fo:font-size="9pt" fo:font-style="italic" style:font-name-asian="Calibri1" style:font-size-asian="9pt" style:font-style-asian="italic" style:font-name-complex="Calibri1" style:font-size-complex="9pt" style:font-style-complex="italic"/>
    </style:style>
    <style:style style:name="ce24" style:family="table-cell" style:parent-style-name="Default" style:data-style-name="N0">
      <style:text-properties style:font-name="Calibri1" fo:font-size="9pt" style:font-name-asian="Calibri1" style:font-size-asian="9pt" style:font-name-complex="Calibri1" style:font-size-complex="9pt"/>
    </style:style>
  </office:automatic-styles>
  <office:body>
    <office:spreadsheet>
      <table:calculation-settings table:automatic-find-labels="false" table:use-regular-expressions="false"/>
      <table:table table:name="START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number-columns-repeated="1020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dicine, A&amp;P, Genetics, Microbiology</text:p>
          </table:table-cell>
          <table:table-cell/>
          <table:table-cell office:value-type="string" calcext:value-type="string">
            <text:p><text:a xlink:href="#Medicine" xlink:type="simple">#Medicine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<text:a xlink:href="#Italian" xlink:type="simple">#Italian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, Computer Arc, Kernel, OS, ASM, Boot</text:p>
          </table:table-cell>
          <table:table-cell/>
          <table:table-cell office:value-type="string" calcext:value-type="string">
            <text:p><text:a xlink:href="#PC" xlink:type="simple">#PC</text:a>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,_ProjM" table:style-name="ta1">
        <table:table-column table:style-name="co1" table:number-columns-repeated="2" table:default-cell-style-name="ce9"/>
        <table:table-column table:style-name="co3" table:number-columns-repeated="1022" table:default-cell-style-name="ce9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BO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MBOK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" table:style-name="ta1">
        <table:table-column table:style-name="co36" table:default-cell-style-name="ce9"/>
        <table:table-column table:style-name="co5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1" table:number-columns-repeated="1015" table:default-cell-style-name="ce9"/>
        <table:table-column table:style-name="co3" table:number-columns-repeated="2" table:default-cell-style-name="ce9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Integer number representation. Arithmetics</text:p>
          </table:table-cell>
          <table:table-cell office:value-type="string" calcext:value-type="string">
            <text:p>Be able to create an ALU in VHDL - for add/sub/mul/div/m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Floating-point. IEEE-754 standard. Representation, rounding, errors, etc.</text:p>
          </table:table-cell>
          <table:table-cell table:number-columns-repeated="2"/>
          <table:table-cell office:value-type="string" calcext:value-type="string">
            <text:p>Wikipedia; IEEE-754 stand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Other reprs. of floating points - e.g. logarithmic</text:p>
          </table:table-cell>
          <table:table-cell table:number-columns-repeated="2"/>
          <table:table-cell office:value-type="string" calcext:value-type="string">
            <text:p>Wikip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Bit ope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 architecture &amp; instructions</text:p>
          </table:table-cell>
          <table:table-cell office:value-type="string" calcext:value-type="string">
            <text:p>Decoding/disassembling ARM instr.</text:p>
          </table:table-cell>
          <table:table-cell/>
          <table:table-cell office:value-type="string" calcext:value-type="string">
            <text:p>ARM do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architecture &amp; instructions</text:p>
          </table:table-cell>
          <table:table-cell office:value-type="string" calcext:value-type="string">
            <text:p>Decoding/disassembling Intel instr.</text:p>
          </table:table-cell>
          <table:table-cell/>
          <table:table-cell office:value-type="string" calcext:value-type="string">
            <text:p>Intel do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Procedures, tricks</text:p>
          </table:table-cell>
          <table:table-cell office:value-type="string" calcext:value-type="string">
            <text:p>reveng.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ifferent CPU architectures/paradigms, blocks, operations</text:p>
          </table:table-cell>
          <table:table-cell office:value-type="string" calcext:value-type="string">
            <text:p>Be able to create a CPU in VHDL</text:p>
          </table:table-cell>
          <table:table-cell/>
          <table:table-cell office:value-type="string" calcext:value-type="string">
            <text:p>???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Virtualization</text:p>
          </table:table-cell>
          <table:table-cell office:value-type="string" calcext:value-type="string">
            <text:p>Types and concepts of virtualization, containers &amp; hypervisors</text:p>
          </table:table-cell>
          <table:table-cell office:value-type="string" calcext:value-type="string">
            <text:p>Setup hypervisor, virtual machines, containers</text:p>
          </table:table-cell>
          <table:table-cell office:value-type="string" calcext:value-type="string">
            <text:p>QEMU, Virtbox, Xen, kvm, LXC, Do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fferent types of clouds</text:p>
          </table:table-cell>
          <table:table-cell office:value-type="string" calcext:value-type="string">
            <text:p>Create a cloud</text:p>
          </table:table-cell>
          <table:table-cell office:value-type="string" calcext:value-type="string">
            <text:p>Heroku, OpenCloud, Google App Engine, AWS, EC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emory org</text:p>
          </table:table-cell>
          <table:table-cell office:value-type="string" calcext:value-type="string">
            <text:p>Bit/Byte endian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Integer number representation. Arithmetics</text:p>
          </table:table-cell>
          <table:table-cell office:value-type="string" calcext:value-type="string">
            <text:p>Be able to create an ALU in VHDL - for add/sub/mul/div/m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Floating-point. IEEE-754 standard. Representation, rounding, errors, etc.</text:p>
          </table:table-cell>
          <table:table-cell table:number-columns-repeated="2"/>
          <table:table-cell office:value-type="string" calcext:value-type="string">
            <text:p>Wikipedia; IEEE-754 stand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Other reprs. of floating points - e.g. logarithmic</text:p>
          </table:table-cell>
          <table:table-cell table:number-columns-repeated="2"/>
          <table:table-cell office:value-type="string" calcext:value-type="string">
            <text:p>Wikip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UEFI/ACPI spec, OpenFirmware, Coreboot</text:p>
          </table:table-cell>
          <table:table-cell office:value-type="string" calcext:value-type="string">
            <text:p>Be able to write a UEFI program</text:p>
          </table:table-cell>
          <table:table-cell office:value-type="string" calcext:value-type="string">
            <text:p>dmidecode, tianocore, gnu-e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ooting</text:p>
          </table:table-cell>
          <table:table-cell office:value-type="string" calcext:value-type="string">
            <text:p>USB keys</text:p>
          </table:table-cell>
          <table:table-cell office:value-type="string" calcext:value-type="string">
            <text:p>How to create bootable usb dis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ysfs, procfs, debugfs, tmpfs, aufs, cgmfs, u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ooting, interaction with UE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Embedded Linux build systems</text:p>
          </table:table-cell>
          <table:table-cell office:value-type="string" calcext:value-type="string">
            <text:p>Be able to create an embedded Linux distro for a devkit</text:p>
          </table:table-cell>
          <table:table-cell office:value-type="string" calcext:value-type="string">
            <text:p>buildroot, yoc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ice Tree sp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ppArmor, SELinux, Gr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Industry Specs</text:p>
          </table:table-cell>
          <table:table-cell office:value-type="string" calcext:value-type="string">
            <text:p>MCAPI, OpenAMP spe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MCAPI Programming Practices</text:p>
          </table:table-cell>
          <table:table-cell table:number-columns-repeated="2"/>
          <table:table-cell office:value-type="string" calcext:value-type="string">
            <text:p>MCAPI’s 130212_Multicore_Programming_Practices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Theory</text:p>
          </table:table-cell>
          <table:table-cell table:number-columns-repeated="2"/>
          <table:table-cell office:value-type="string" calcext:value-type="string">
            <text:p>Multi-core programming book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64-bit models LP64 vs LLP64 vs ILP64</text:p>
          </table:table-cell>
          <table:table-cell table:number-columns-repeated="2"/>
          <table:table-cell table:style-name="ce10" office:value-type="string" calcext:value-type="string">
            <text:p>Unix.org's 64Bit Programming Models: Why LP64?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" table:style-name="ta1">
        <table:table-column table:style-name="co3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3" table:default-cell-style-name="ce9"/>
        <table:table-column table:style-name="co18" table:default-cell-style-name="ce9"/>
        <table:table-column table:style-name="co3" table:number-columns-repeated="1013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ub-ord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b-area</text:p>
          </table:table-cell>
          <table:table-cell office:value-type="string" calcext:value-type="string">
            <text:p>Sub-sub-are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ool skill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source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-1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Overview/Gener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-2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screte Mathema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Graph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inear alge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Abstract alge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Number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Cryptograph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Info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ambda calc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Boolean algebra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Algorithms and Data Structures</text:p>
          </table:table-cell>
          <table:table-cell table:number-columns-repeated="4"/>
          <table:table-cell office:value-type="string" calcext:value-type="string">
            <text:p>Algorithm Design Manual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700 p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lexity &amp; Computabili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uting machines</text:p>
          </table:table-cell>
          <table:table-cell/>
          <table:table-cell office:value-type="string" calcext:value-type="string">
            <text:p>Turing machine, Automata, Regex, et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different methodologies (RUP, TSP/PSP, Crystal)</text:p>
          </table:table-cell>
          <table:table-cell table:number-columns-repeated="2"/>
          <table:table-cell office:value-type="string" calcext:value-type="string">
            <text:p>SWEBOK, SEI TSP/PSP, Cryst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Agile methodologies, SCRUM, X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Estimation &amp; Metrics</text:p>
          </table:table-cell>
          <table:table-cell table:number-columns-repeated="4"/>
          <table:table-cell office:value-type="string" calcext:value-type="string">
            <text:p>SW Metri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Quali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Requiremen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Dev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CM &amp; Rele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Know TD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Coding</text:p>
          </table:table-cell>
          <table:table-cell/>
          <table:table-cell office:value-type="string" calcext:value-type="string">
            <text:p>Know coding best practices</text:p>
          </table:table-cell>
          <table:table-cell table:number-columns-repeated="2"/>
          <table:table-cell office:value-type="string" calcext:value-type="string">
            <text:p>Clean Code; Code Comple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Proj Managem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terprise Architecture</text:p>
          </table:table-cell>
          <table:table-cell table:number-columns-repeated="3"/>
          <table:table-cell office:value-type="string" calcext:value-type="string">
            <text:p>EABO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atterns</text:p>
          </table:table-cell>
          <table:table-cell/>
          <table:table-cell office:value-type="string" calcext:value-type="string">
            <text:p>GoF, GRA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Structu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Functi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rolo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Multicore programming</text:p>
          </table:table-cell>
          <table:table-cell office:value-type="string" calcext:value-type="string">
            <text:p>Parallel programming, distributed programming, GPU, OpenC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Embedded S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Internal structures</text:p>
          </table:table-cell>
          <table:table-cell/>
          <table:table-cell office:value-type="string" calcext:value-type="string">
            <text:p>Windows, Linux, VxWorks, FreeRTOS, QNX</text:p>
          </table:table-cell>
          <table:table-cell office:value-type="string" calcext:value-type="string">
            <text:p>Be able to create a driv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Pars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ogramming</text:p>
          </table:table-cell>
          <table:table-cell office:value-type="string" calcext:value-type="string">
            <text:p>Safety Coding</text:p>
          </table:table-cell>
          <table:table-cell office:value-type="string" calcext:value-type="string">
            <text:p>C++/C</text:p>
          </table:table-cell>
          <table:table-cell table:number-columns-repeated="3"/>
          <table:table-cell office:value-type="string" calcext:value-type="string">
            <text:p>SEI Sert Safety C++ Coding Standard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ISRA Coding Standard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" office:value-type="string" calcext:value-type="string">
            <text:p>CS</text:p>
          </table:table-cell>
          <table:table-cell table:style-name="ce11" office:value-type="string" calcext:value-type="string">
            <text:p>General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11" office:value-type="string" calcext:value-type="string">
            <text:p>Book: Savage, Models of Computation (Exploring the Power of Computing)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11" office:value-type="string" calcext:value-type="string">
            <text:p>Book: CS - Abstraction to Implementation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11" office:value-type="string" calcext:value-type="string">
            <text:p>Ullman: Foundations of CS (FOCS)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Algorithms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Languages &amp; Automata</text:p>
          </table:table-cell>
          <table:table-cell table:style-name="ce11" office:value-type="string" calcext:value-type="string">
            <text:p>Book: Hennessy, The Semantics of Programming Languages (Intro)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11" office:value-type="string" calcext:value-type="string">
            <text:p>Book: Schmidt, Denotational Semantics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Parsing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DB &amp; Relational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Functional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Concurrency</text:p>
          </table:table-cell>
          <table:table-cell table:style-name="ce11" office:value-type="string" calcext:value-type="string">
            <text:p>Book: Roscoe, The Theory and Practice of Concurrency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NoSQL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Data mining</text:p>
          </table:table-cell>
          <table:table-cell table:style-name="ce11" office:value-type="string" calcext:value-type="string">
            <text:p>Book: Aho &amp; Ullman, Mining of Massive Datasets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Codes, Info theory</text:p>
          </table:table-cell>
          <table:table-cell table:style-name="ce11" office:value-type="string" calcext:value-type="string">
            <text:p>Book: Berstel, Jean; Perrin, Dominique (1985), Theory of Codes, Academic Press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 office:value-type="string" calcext:value-type="string">
            <text:p>Parallel &amp; distributed computing</text:p>
          </table:table-cell>
          <table:table-cell table:style-name="ce11" office:value-type="string" calcext:value-type="string">
            <text:p>Book: Ananth Grama, Introduction to Parallel Computing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1"/>
          <table:table-cell table:style-name="ce11" office:value-type="string" calcext:value-type="string">
            <text:p>Ipython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1"/>
          <table:table-cell/>
          <table:table-cell table:style-name="ce11"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2" office:value-type="string" calcext:value-type="string">
            <text:p>SW Engi</text:p>
          </table:table-cell>
          <table:table-cell table:style-name="ce13"/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Read SWBOK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Read TSP/PSP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Read SCM (Best pract, IEEE)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Read TD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Read ESA proces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--&gt; ECSS-E-ST-10 SysEng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--&gt; ECSS-E-ST-40 SW Proces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--&gt; ECSS-M-ST-10 Proces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--&gt; ECSS-E-ST-10-2 Valida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--&gt; ECSS-E-ST-10-6 TR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NASA proces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SEL proces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IEEE standard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12" office:value-type="string" calcext:value-type="string">
            <text:p>SEng</text:p>
          </table:table-cell>
          <table:table-cell table:style-name="ce13"/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SEBOK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BABOK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NASA SE Hbook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SysML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2"/>
          <table:table-cell table:style-name="ce13" office:value-type="string" calcext:value-type="string">
            <text:p>INCOS S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SW Architectu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4" office:value-type="string" calcext:value-type="string">
            <text:p>Read: IEEE-140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SW Architecture in Practic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Agile Programm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RUM: Read Scrum Gui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UM: Read Scrum Prim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P and anti-X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cases of Alistair Cockbur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yst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SW process, best practices, managem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ad ISO/IEC 12207 - SW Eng Life Cycle Process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 ISO/IEC 15504 - Process Assessment SP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Capers Jones, The Economics of SW Qual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Brooks, The Mythical Man-Mont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TD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4" office:value-type="string" calcext:value-type="string">
            <text:p>Read: TDD in Embedded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xUnit Pattern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Refactor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ad: Refacto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SW metho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E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 Standar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BOK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requirements manag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SCM</text:p>
          </table:table-cell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onics" table:style-name="ta1">
        <table:table-column table:style-name="co1" table:default-cell-style-name="ce9"/>
        <table:table-column table:style-name="co19" table:default-cell-style-name="ce9"/>
        <table:table-column table:style-name="co20" table:default-cell-style-name="ce9"/>
        <table:table-column table:style-name="co1" table:number-columns-repeated="6" table:default-cell-style-name="ce9"/>
        <table:table-column table:style-name="co3" table:number-columns-repeated="1015" table:default-cell-style-name="ce9"/>
        <table:table-row table:style-name="ro1" table:number-rows-repeated="6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HW Design Methodologies</text:p>
          </table:table-cell>
          <table:table-cell table:style-name="ce11" office:value-type="string" calcext:value-type="string">
            <text:p>Boolean Functions</text:p>
          </table:table-cell>
          <table:table-cell table:style-name="ce11" office:value-type="string" calcext:value-type="string">
            <text:p>Book: Wegener, Complexity of Boolean Functions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1" office:value-type="string" calcext:value-type="string">
            <text:p>SI, Bergeron analysis</text:p>
          </table:table-cell>
          <table:table-cell table:style-name="ce11" office:value-type="string" calcext:value-type="string">
            <text:p>Book: PDN analysis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11" office:value-type="string" calcext:value-type="string">
            <text:p>Book: Black Magic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11" office:value-type="string" calcext:value-type="string">
            <text:p>Book: Otths, Noise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1" office:value-type="string" calcext:value-type="string">
            <text:p>Grounding and Bonding</text:p>
          </table:table-cell>
          <table:table-cell table:style-name="ce11" office:value-type="string" calcext:value-type="string">
            <text:p>MIL-STD, NEC standards, etc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1" office:value-type="string" calcext:value-type="string">
            <text:p>Chip Design</text:p>
          </table:table-cell>
          <table:table-cell table:style-name="ce11" office:value-type="string" calcext:value-type="string">
            <text:p>Book: Modern chip fabrication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11" office:value-type="string" calcext:value-type="string">
            <text:p>Book: LTSPICE handbook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1" office:value-type="string" calcext:value-type="string">
            <text:p>SPICE / LTSPICE simulations</text:p>
          </table:table-cell>
          <table:table-cell table:style-name="ce11" office:value-type="string" calcext:value-type="string">
            <text:p>Book: Linear/Radial Measurements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1" office:value-type="string" calcext:value-type="string">
            <text:p>Measurements</text:p>
          </table:table-cell>
          <table:table-cell table:style-name="ce11" office:value-type="string" calcext:value-type="string">
            <text:p>Book: (in ETEL) Measurements</text:p>
          </table:table-cell>
          <table:table-cell table:style-name="ce11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1" table:number-columns-repeated="5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hine_eng" table:style-name="ta1">
        <table:table-column table:style-name="co1" table:number-columns-repeated="2" table:default-cell-style-name="ce9"/>
        <table:table-column table:style-name="co3" table:number-columns-repeated="1022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allur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chine Elem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tal process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undry &amp; Forg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ength of materi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neumatics and hydraul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chanics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_Plans" table:style-name="ta1"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1" table:number-columns-repeated="1016" table:default-cell-style-name="ce9"/>
        <table:table-column table:style-name="co3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E, h</text:p>
          </table:table-cell>
          <table:table-cell office:value-type="string" calcext:value-type="string">
            <text:p>Effors spent,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3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8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5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3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2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-group>
          <table:table-row table:style-name="ro1" table:number-rows-repeated="6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Verfication and Questa SIM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Questa Sim Doc: Making a Test Plan (see with TBR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C++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Stratustrup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andard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Templat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eyer, Effective C++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utter, 101 practices C++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lanni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EVM &amp; Agile graph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Functional poin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OOADP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Design patt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Analysis patt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M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engineering principle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Desig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M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production princip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ysE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www.sebokwiki.org (SEBOK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ISO/IEC 15288 - SE Lifecycle process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different technique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ppUnit, GoogleTes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Google lint, Facebook flin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EPF (Eclipse Process Framework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Enterprise Architec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learCas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189 (Artix-7)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14" office:value-type="string" calcext:value-type="string">
              <text:p>Update IP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Update bd_UAC.tcl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Compile design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Analyze design structure - make a block diagram, what's left?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6" office:value-type="string" calcext:value-type="string">
              <text:p>Create IP and SW in Zynq for serial configur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heck/complete instantiation/configuration of PCIe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heck instantiation/configuration of Ethernet Light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AXI4 spe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y AXI4 backbone and connections to i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mplement AXI Chip2Chip ref design (XAP1160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HSC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ication of HSC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PD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ication of PDL (ported from Virtex-6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JLin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SCI/PDL dataflows - where ?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What passes on Axi chip2chip, and what - on JLink ?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elect clocking schem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onstraints and timing closur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Overall Verific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Vivado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14" office:value-type="string" calcext:value-type="string">
              <text:p>Read UG910 - Getting Started with Vivado Design Suite</text:p>
            </table:table-cell>
            <table:table-cell table:number-columns-repeated="2" office:value-type="float" office:value="0.5" calcext:value-type="float">
              <text:p>0.5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Read UG892 - Design Flows Overview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Make UG888 - UG892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49 - UltraFAST Design Methodology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4 - Using Tcl Script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5 - System Level Design Entry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00 pg - 20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896 - Designing with IP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Make UG939 - UG896 Tutorial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Read UG899 - I/O and Clock Planning</text:p>
            </table:table-cell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70 pg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900 - Logic Simulation</text:p>
            </table:table-cell>
            <table:table-cell office:value-type="float" office:value="8" calcext:value-type="float">
              <text:p>8</text:p>
            </table:table-cell>
            <table:table-cell/>
            <table:table-cell office:value-type="float" office:value="170" calcext:value-type="float">
              <text:p>170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Make UG937 - UG900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3 - Using Constrain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5 - UG903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1 - Synthesi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4 - Implement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86 - UG904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5 - Hierarchical Desig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6 - UG905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6 - Design Analysis and Closur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38 - UG906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7 - Power Analysis and Optimiz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97 - UG907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8 - Programming and Debugg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36 - UG908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7 - DSP via Vivado System Gene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8 - UG897 Tutorial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994 - Designing IP Subsystems with IP Integ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95 - UG994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8 - Embedded Processor HW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0 - UG898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2 - HL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871 - UG902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8 - Packaging custom AXI IP for use in IP integ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5 - Using Vivado with SCM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Series-7 FPGA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UG472 - Clocking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1 - Select IO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4 - CLB Guid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2 - GTP transceiver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3 - Memory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3 - PCB Design and Pin Planning Guid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PG054 - Integrated PCIe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0 - XA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0 - AXI Chip2Chip RefDesign for RT Video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084 - Develop tamper-resistent desig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086 - Develop Secure Designs with Isol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795 - Driving the Xilinx A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554 - XADC Layout Guidelin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496 - Bitstream identific with USR_ACCES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853 - Using a MCU to configure Series-7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Zynq-7020 &amp; SW development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UG873 - Zynq Concepts, Tools and Technique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1043 - Embedded System tool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100 - 25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Read UG821 - Zynq SW Developers Guide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643 - OS and Libraries Ref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50 - 30 pg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DevEnv:IT_Tools</text:p>
          </table:table-cell>
          <table:table-cell office:value-type="string" calcext:value-type="string">
            <text:p>ASIC Machine &amp; JH Flo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14" office:value-type="string" calcext:value-type="string">
              <text:p>Find a way to program and FPGA via server on my P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Fix problem with SFTP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Fix clipboard interaction to ASIC machin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Create and document group policy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Create accounts for TBR and IKA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Setup .login and .cshrc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Setup clearcase for each account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Obtain access to Xilinx and Mentor sit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pdate Linux and install more packages (e.g. gcc for Vivado sim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QuestaSim usable from Vivado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stall more Linux machines for remote compilatio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Master JH Flow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Learn all JH scrip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Vivado-related scrip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HWDev:Proto1:DesReview</text:p>
          </table:table-cell>
          <table:table-cell office:value-type="string" calcext:value-type="string">
            <text:p>HW Design Review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heck Bode Calculation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Complete the list of design conc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se the list of design concerns to complete the list of FR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Read Artix-7 design advisaries and Errata and check if they apply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Have Monika &amp; RTE check the layout acc. to UG483 and XAPP554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4" office:value-type="string" calcext:value-type="string">
              <text:p>Make a CDR with ET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Becoming prof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Learn Vivado --&gt;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Mentor Quest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PSL, OVM, UVM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SV, S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Zero-In C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Zero-In Form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Partial reconfigur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HL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System Gene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DSP algos - general, SDR, image, neur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CPU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Improve UltimET Light compilation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Switch to make fil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ave one makefile for all produc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ave one VisualDSP project for all produc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move -REL suffix from UltimET .far name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rove SW Proces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14" office:value-type="string" calcext:value-type="string">
              <text:p>Introduce MISR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troduce static analysi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troduce SW Engineering practices acc. ISO 12207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rive for SPICE compliance with ISO 15504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15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5" table:number-rows-repeated="10483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talian" table:style-name="ta2">
        <table:table-column table:style-name="co3" table:number-columns-repeated="2" table:default-cell-style-name="ce9"/>
        <table:table-column table:style-name="co21" table:default-cell-style-name="ce9"/>
        <table:table-column table:style-name="co5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" table:number-columns-repeated="1017" table:default-cell-style-name="ce9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 table:number-columns-repeated="2" office:value-type="string" calcext:value-type="string">
            <text:p>Sub-topi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ourc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erall acquaintance</text:p>
          </table:table-cell>
          <table:table-cell office:value-type="string" calcext:value-type="string">
            <text:p>Book "Italiano per straneri"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lphabet &amp; Phone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ndefinite artic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Definite artic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Gen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lura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Superlatives &amp; Compari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ers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ossess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Demonstr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defini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terrog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eposi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dver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conjug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ten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rregular ver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Numb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Conj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ate/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Seasons/Months/Day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lo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irections, distances, uni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o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lot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ea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useh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amil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Trav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Restaur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ity, house, st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Emo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Qualit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untr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M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tat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Impersonal</text:p>
          </table:table-cell>
          <table:table-cell/>
          <table:table-cell office:value-type="string" calcext:value-type="string">
            <text:p>The "Vagabond blasts car verb rap" mnemonic</text:p>
          </table:table-cell>
          <table:table-cell office:value-type="string" calcext:value-type="string">
            <text:p>https://en.wiktionary.org/wiki/Category:Italian_impersonal_verb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Salut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Politen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Idiom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s://www.rocketlanguages.com/italian/learn/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icine" table:style-name="ta1">
        <table:table-column table:style-name="co1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1" table:default-cell-style-name="ce9"/>
        <table:table-column table:style-name="co3" table:number-columns-repeated="101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ochemist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stology</text:p>
          </table:table-cell>
          <table:table-cell office:value-type="string" calcext:value-type="string">
            <text:p>Muscles</text:p>
          </table:table-cell>
          <table:table-cell table:number-columns-repeated="2"/>
          <table:table-cell office:value-type="string" calcext:value-type="string">
            <text:p><text:a xlink:href="https://www.getbodysmart.com/ap/muscletissue/menu/menu.html" xlink:type="simple">https://www.getbodysmart.com/ap/muscletissue/menu/menu.html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atomy</text:p>
          </table:table-cell>
          <table:table-cell office:value-type="string" calcext:value-type="string">
            <text:p>Skeletal system (206 bones)</text:p>
          </table:table-cell>
          <table:table-cell office:value-type="string" calcext:value-type="string">
            <text:p>Axial skeleton (80)</text:p>
          </table:table-cell>
          <table:table-cell office:value-type="string" calcext:value-type="string">
            <text:p>Skull bones (22)</text:p>
          </table:table-cell>
          <table:table-cell office:value-type="string" calcext:value-type="string">
            <text:p><text:a xlink:href="https://www.getbodysmart.com/" xlink:type="simple">https://www.getbodysmart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yoi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rtebrea (32 bon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bs (24 bon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ernu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ppendicular skeleton</text:p>
          </table:table-cell>
          <table:table-cell office:value-type="string" calcext:value-type="string">
            <text:p>Pectoral girdle (2x2 bon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rms and forearms (2x3 bon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rists and hands (2x27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lvis (2x1 bon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gs (2x4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nkles and feet (2x26 bone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ular sys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Medical physiolog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armac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ergency &amp; Revi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ge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sychophysi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scular physi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urophysi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crobiolo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t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munology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6:17:20.477784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1-23T05:52:46Z</meta:creation-date>
    <dc:date>2017-05-01T10:00:19.030341793</dc:date>
    <meta:editing-cycles>26</meta:editing-cycles>
    <meta:editing-duration>PT1M54S</meta:editing-duration>
    <meta:document-statistic meta:table-count="9" meta:cell-count="758" meta:object-count="0"/>
  </office:meta>
</office:document-meta>
</file>